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d1f63"/>
    </style:style>
    <style:style style:name="gr1" style:family="graphic" style:parent-style-name="standard">
      <style:graphic-properties draw:stroke="dash" draw:stroke-dash="Ultrafine_20_Dashed" svg:stroke-color="#5e8ac7" svg:stroke-opacity="100%" draw:fill="gradient" draw:fill-color="#00a65d" draw:fill-gradient-name="Gradient_20_96" draw:opacity="100%" draw:opacity-name="Transparency_20_2" draw:textarea-horizontal-align="justify" draw:textarea-vertical-align="top" draw:auto-grow-height="false" fo:min-height="11.418cm" fo:min-width="12.936cm" draw:shadow="hidden" draw:shadow-offset-x="0cm" draw:shadow-offset-y="-0.353cm" draw:shadow-color="#adc5e7" draw:shadow-opacity="47%"/>
    </style:style>
    <style:style style:name="gr2" style:family="graphic" style:parent-style-name="standard">
      <style:graphic-properties svg:stroke-color="#006c3b" draw:fill-color="#00a65d" draw:textarea-horizontal-align="justify" draw:textarea-vertical-align="top" draw:auto-grow-height="false" fo:min-height="7.67cm" fo:min-width="8.056cm"/>
      <style:paragraph-properties style:writing-mode="lr-tb"/>
    </style:style>
    <style:style style:name="gr3" style:family="graphic" style:parent-style-name="standard">
      <style:graphic-properties svg:stroke-color="#fff200" draw:fill-color="#fff200" draw:textarea-horizontal-align="justify" draw:textarea-vertical-align="middle" draw:auto-grow-height="false" fo:min-height="1.164cm" fo:min-width="0.914cm"/>
      <style:paragraph-properties style:writing-mode="lr-tb"/>
    </style:style>
    <style:style style:name="gr4" style:family="graphic" style:parent-style-name="objectwithoutfill">
      <style:graphic-properties svg:stroke-width="0.081cm" svg:stroke-color="#fff2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04e4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8aa97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6cm" fo:min-width="5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211cm"/>
      <style:paragraph-properties style:writing-mode="lr-tb"/>
    </style:style>
    <style:style style:name="P1" style:family="paragraph">
      <loext:graphic-properties draw:fill="gradient" draw:fill-color="#00a65d" draw:fill-gradient-name="Gradient_20_96" draw:opacity="100%" draw:opacity-name="Transparency_20_2"/>
      <style:paragraph-properties fo:text-align="center"/>
      <style:text-properties fo:color="#ffffff" loext:opacity="100%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00a65d"/>
      <style:paragraph-properties fo:text-align="center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-color="#fff200"/>
      <style:paragraph-properties fo:text-align="center"/>
      <style:text-properties fo:color="#000000" loext:opacity="100%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200" loext:opacity="100%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7a19a" loext:opacity="100%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f04e4d" loext:opacity="100%" fo:font-weight="bold" style:font-weight-asian="bold" style:font-weight-complex="bold"/>
    </style:style>
    <style:style style:name="T1" style:family="text">
      <style:text-properties fo:color="#ffffff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fff200" loext:opacity="100%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7a19a" loext:opacity="100%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f7a19a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04e4d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6.5cm" svg:x="1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2.1cm" svg:height="11.2cm" svg:x="4.3cm" svg:y="9cm">
          <text:p text:style-name="P2"><text:span text:style-name="T1">Er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cm" svg:height="2cm" svg:x="1.5cm" svg:y="1.4cm">
          <text:p text:style-name="P2"><text:span text:style-name="T2">Son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.6cm" svg:y1="4.039cm" svg:x2="6.249cm" svg:y2="10.3cm">
          <text:p/>
        </draw:line>
        <draw:line draw:style-name="gr4" draw:text-style-name="P5" draw:layer="layout" svg:x1="3.226cm" svg:y1="3.622cm" svg:x2="6.875cm" svg:y2="9.883cm">
          <text:p/>
        </draw:line>
        <draw:line draw:style-name="gr4" draw:text-style-name="P5" draw:layer="layout" svg:x1="3.851cm" svg:y1="3.2cm" svg:x2="7.5cm" svg:y2="9.461cm">
          <text:p/>
        </draw:line>
        <draw:line draw:style-name="gr5" draw:text-style-name="P5" draw:layer="layout" svg:x1="14.9cm" svg:y1="10.9cm" svg:x2="18.5cm" svg:y2="5.3cm">
          <text:p/>
        </draw:line>
        <draw:line draw:style-name="gr5" draw:text-style-name="P5" draw:layer="layout" svg:x1="14.264cm" svg:y1="10.3cm" svg:x2="17.87cm" svg:y2="4.829cm">
          <text:p/>
        </draw:line>
        <draw:line draw:style-name="gr5" draw:text-style-name="P5" draw:layer="layout" svg:x1="13.5cm" svg:y1="9.8cm" svg:x2="17.1cm" svg:y2="4.4cm">
          <text:p/>
        </draw:line>
        <draw:line draw:style-name="gr6" draw:text-style-name="P5" draw:layer="layout" svg:x1="16.2cm" svg:y1="7.347cm" svg:x2="12.5cm" svg:y2="9.4cm">
          <text:p/>
        </draw:line>
        <draw:line draw:style-name="gr6" draw:text-style-name="P5" draw:layer="layout" svg:x1="15.43cm" svg:y1="6.918cm" svg:x2="11.4cm" svg:y2="9.1cm">
          <text:p/>
        </draw:line>
        <draw:line draw:style-name="gr6" draw:text-style-name="P5" draw:layer="layout" svg:x1="16.95cm" svg:y1="7.8cm" svg:x2="13.4cm" svg:y2="9.8cm">
          <text:p/>
        </draw:line>
        <draw:frame draw:style-name="gr7" draw:text-style-name="P6" draw:layer="layout" svg:width="4.85cm" svg:height="1.427cm" svg:x="4.5cm" svg:y="3cm">
          <draw:text-box>
            <text:p text:style-name="P2"><text:span text:style-name="T3">Einfallende</text:span></text:p>
            <text:p text:style-name="P2"><text:span text:style-name="T3">Sonnenstrahlung</text:span></text:p>
          </draw:text-box>
        </draw:frame>
        <draw:frame draw:style-name="gr8" draw:text-style-name="P7" draw:layer="layout" svg:width="6cm" svg:height="2.015cm" svg:x="8.54cm" svg:y="6.244cm">
          <draw:text-box>
            <text:p text:style-name="P2"><text:span text:style-name="T4">In der Atmosphäre</text:span></text:p>
            <text:p text:style-name="P2"><text:span text:style-name="T4">durch </text:span><text:span text:style-name="T5">Treibhausgase</text:span></text:p>
            <text:p text:style-name="P2"><text:span text:style-name="T5">a</text:span><text:span text:style-name="T4">bsorbiert</text:span></text:p>
          </draw:text-box>
        </draw:frame>
        <draw:frame draw:style-name="gr9" draw:text-style-name="P8" draw:layer="layout" svg:width="4.1cm" svg:height="2.603cm" svg:x="15.4cm" svg:y="9.2cm">
          <draw:text-box>
            <text:p text:style-name="P2"><text:span text:style-name="T6">Infrarot-strahlung</text:span></text:p>
            <text:p text:style-name="P2"><text:span text:style-name="T6">von der Erdoberfläche</text:span></text:p>
          </draw:text-box>
        </draw:frame>
        <draw:frame draw:style-name="gr10" draw:text-style-name="P8" draw:layer="layout" svg:width="3.711cm" svg:height="1.427cm" svg:x="15.889cm" svg:y="3cm">
          <draw:text-box>
            <text:p text:style-name="P2"><text:span text:style-name="T6">Ins All</text:span></text:p>
            <text:p text:style-name="P2"><text:span text:style-name="T6">ausgestrahl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96" draw:display-name="Gradient 96" draw:style="ellipsoid" draw:cx="50%" draw:cy="50%" draw:start-color="#59c5c7" draw:end-color="#1c3687" draw:start-intensity="100%" draw:end-intensity="100%" draw:angle="180deg" draw:border="0%"/>
    <draw:opacity draw:name="Transparency_20_2" draw:display-name="Transparency 2" draw:style="ellipsoid" draw:cx="50%" draw:cy="50%" draw:start="100%" draw:end="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17T09:45:16.452324577</meta:creation-date>
    <dc:date>2022-04-30T11:22:32.487000000</dc:date>
    <meta:editing-duration>PT47M26S</meta:editing-duration>
    <meta:editing-cycles>11</meta:editing-cycles>
    <meta:generator>LibreOffice/7.3.0.3$Windows_X86_64 LibreOffice_project/0f246aa12d0eee4a0f7adcefbf7c878fc2238db3</meta:generator>
    <meta:document-statistic meta:object-count="16"/>
  </office:meta>
</office:document-meta>
</file>